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s.wikipedia.org/wiki/Cable_de_categoría_6" text:style-name="Internet_20_link" text:visited-style-name="Visited_20_Internet_20_Link">https://es.wikipedia.org/wiki/Cable_de_categor%C3%ADa_6</text:a></text:p>
      <text:p text:style-name="P1"><text:a xlink:type="simple" xlink:href="https://vmhcom.mx/cable-utp-cat-6-definicion-uso-y-estandares/" text:style-name="Internet_20_link" text:visited-style-name="Visited_20_Internet_20_Link">https://vmhcom.mx/cable-utp-cat-6-definicion-uso-y-estandares/</text:a></text:p>
      <text:p text:style-name="P1"><text:a xlink:type="simple" xlink:href="https://es.wikipedia.org/wiki/Cableado_estructurado#Estándares_de_Cables_UTP/STP" text:style-name="Internet_20_link" text:visited-style-name="Visited_20_Internet_20_Link">https://es.wikipedia.org/wiki/Cableado_estructurado#Est%C3%A1ndares_de_Cables_UTP/STP</text:a></text:p>
      <text:p text:style-name="P1"><text:a xlink:type="simple" xlink:href="https://es.wikipedia.org/wiki/Cable_de_Categoría_7" text:style-name="Internet_20_link" text:visited-style-name="Visited_20_Internet_20_Link">https://es.wikipedia.org/wiki/Cable_de_Categor%C3%ADa_7</text:a></text:p>
      <text:p text:style-name="P1"><text:a xlink:type="simple" xlink:href="http://www.firewall.cx/networking-topics/cabling-utp-fibre/112-network-cabling-utp.html" text:style-name="Internet_20_link" text:visited-style-name="Visited_20_Internet_20_Link">http://www.firewall.cx/networking-topics/cabling-utp-fibre/112-network-cabling-utp.html</text:a></text:p>
      <text:p text:style-name="P1"><text:a xlink:type="simple" xlink:href="https://www.monografias.com/trabajos11/utp/utp.shtml" text:style-name="Internet_20_link" text:visited-style-name="Visited_20_Internet_20_Link">https://www.monografias.com/trabajos11/utp/utp.shtml</text:a></text:p>
      <text:p text:style-name="P1"><text:a xlink:type="simple" xlink:href="https://en.wikipedia.org/wiki/Twisted_pair" text:style-name="Internet_20_link" text:visited-style-name="Visited_20_Internet_20_Link">https://en.wikipedia.org/wiki/Twisted_pair</text:a></text:p>
      <text:p text:style-name="P1"><text:a xlink:type="simple" xlink:href="https://en.wikipedia.org/wiki/Fast_Ethernet#100BASE-TX" text:style-name="Internet_20_link" text:visited-style-name="Visited_20_Internet_20_Link">https://en.wikipedia.org/wiki/Fast_Ethernet#100BASE-TX</text:a></text:p>
      <text:p text:style-name="P1"><text:a xlink:type="simple" xlink:href="https://es.wikipedia.org/wiki/Fibra_óptica_multimodo" text:style-name="Internet_20_link" text:visited-style-name="Visited_20_Internet_20_Link">https://es.wikipedia.org/wiki/Fibra_%C3%B3ptica_multimodo</text:a></text:p>
      <text:p text:style-name="P1"><text:a xlink:type="simple" xlink:href="https://medium.com/@xxxamin1314/cuál-es-la-diferencia-entre-fibra-monomodo-y-multimodo-807869303486" text:style-name="Internet_20_link" text:visited-style-name="Visited_20_Internet_20_Link">https://medium.com/@xxxamin1314/cu%C3%A1l-es-la-diferencia-entre-fibra-monomodo-y-multimodo-807869303486</text:a></text:p>
      <text:p text:style-name="P1"><text:a xlink:type="simple" xlink:href="https://www.conectronica.com/fibra-optica/redes-opticas/que-es-om5" text:style-name="Internet_20_link" text:visited-style-name="Visited_20_Internet_20_Link">https://www.conectronica.com/fibra-optica/redes-opticas/que-es-om5</text:a></text:p>
      <text:p text:style-name="P1">https://unicrom.com/fibra-optic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17S</meta:editing-duration>
    <meta:editing-cycles>4</meta:editing-cycles>
    <meta:generator>OpenOffice/4.1.8$Win32 OpenOffice.org_project/418m3$Build-9803</meta:generator>
    <dc:date>2020-11-26T20:25:51.67</dc:date>
    <meta:document-statistic meta:table-count="0" meta:image-count="0" meta:object-count="0" meta:page-count="1" meta:paragraph-count="12" meta:word-count="12" meta:character-count="752"/>
    <meta:user-defined meta:name="Info 1"/>
    <meta:user-defined meta:name="Info 2"/>
    <meta:user-defined meta:name="Info 3"/>
    <meta:user-defined meta:name="Info 4"/>
  </office:meta>
</office:document-meta>
</file>